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Source Code Pro" svg:font-family="'Source Code Pro'"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color="#000000" style:font-name="Arial1" fo:font-style="normal" officeooo:rsid="00189be1" officeooo:paragraph-rsid="00189be1" style:font-style-asian="normal" style:font-style-complex="normal"/>
    </style:style>
    <style:style style:name="P2" style:family="paragraph" style:parent-style-name="Source_20_Code">
      <style:text-properties style:font-name="Source Code Pro" fo:font-size="10pt" style:font-size-asian="10pt" style:font-size-complex="10pt"/>
    </style:style>
    <style:style style:name="P3" style:family="paragraph" style:parent-style-name="Source_20_Code">
      <style:text-properties style:font-name="Source Code Pro" fo:font-size="9pt" style:font-size-asian="9pt" style:font-size-complex="9pt"/>
    </style:style>
    <style:style style:name="P4" style:family="paragraph" style:parent-style-name="Source_20_Code">
      <style:text-properties style:font-name="Source Code Pro" fo:font-size="9pt" officeooo:paragraph-rsid="003c3e96" style:font-size-asian="9pt" style:font-size-complex="9pt"/>
    </style:style>
    <style:style style:name="P5" style:family="paragraph" style:parent-style-name="Source_20_Code">
      <style:text-properties fo:color="#000000" style:font-name="Source Code Pro" fo:font-size="9pt" fo:font-style="normal" officeooo:rsid="003c3e96" officeooo:paragraph-rsid="003c3e96" style:font-size-asian="9pt" style:font-style-asian="normal" style:font-size-complex="9pt" style:font-style-complex="normal"/>
    </style:style>
    <style:style style:name="P6" style:family="paragraph" style:parent-style-name="Text">
      <style:text-properties fo:color="#000000" style:font-name="Arial1" fo:font-style="normal" officeooo:rsid="0035c45c" officeooo:paragraph-rsid="0035c45c" style:font-style-asian="normal" style:font-style-complex="normal"/>
    </style:style>
    <style:style style:name="P7" style:family="paragraph" style:parent-style-name="Text">
      <style:text-properties fo:color="#000000" style:font-name="Arial1" fo:font-style="normal" officeooo:rsid="0035c45c" officeooo:paragraph-rsid="0036bf26" style:font-style-asian="normal" style:font-style-complex="normal"/>
    </style:style>
    <style:style style:name="P8" style:family="paragraph" style:parent-style-name="Text">
      <style:text-properties fo:color="#000000" style:font-name="Arial1" fo:font-style="normal" officeooo:rsid="0035c45c" officeooo:paragraph-rsid="003b5ac6" style:font-style-asian="normal" style:font-style-complex="normal"/>
    </style:style>
    <style:style style:name="P9" style:family="paragraph" style:parent-style-name="Text">
      <style:text-properties fo:color="#000000" style:font-name="Arial1" fo:font-style="normal" officeooo:rsid="0036bf26" officeooo:paragraph-rsid="0036bf26" style:font-style-asian="normal" style:font-style-complex="normal"/>
    </style:style>
    <style:style style:name="P10" style:family="paragraph" style:parent-style-name="Text">
      <style:text-properties fo:color="#000000" style:font-name="Arial1" fo:font-style="normal" officeooo:rsid="0036bf26" officeooo:paragraph-rsid="00387fd9" style:font-style-asian="normal" style:font-style-complex="normal"/>
    </style:style>
    <style:style style:name="P11" style:family="paragraph" style:parent-style-name="Text">
      <style:text-properties fo:color="#000000" style:font-name="Arial1" fo:font-style="normal" officeooo:rsid="0036bf26" officeooo:paragraph-rsid="003b5ac6" style:font-style-asian="normal" style:font-style-complex="normal"/>
    </style:style>
    <style:style style:name="P12" style:family="paragraph" style:parent-style-name="Text">
      <style:text-properties fo:color="#000000" style:font-name="Arial1" fo:font-style="normal" officeooo:rsid="00387fd9" officeooo:paragraph-rsid="00387fd9" style:font-style-asian="normal" style:font-style-complex="normal"/>
    </style:style>
    <style:style style:name="P13" style:family="paragraph" style:parent-style-name="Text">
      <style:text-properties fo:color="#000000" style:font-name="Arial1" fo:font-style="normal" officeooo:rsid="00398ad8" officeooo:paragraph-rsid="00398ad8" style:font-style-asian="normal" style:font-style-complex="normal"/>
    </style:style>
    <style:style style:name="P14" style:family="paragraph" style:parent-style-name="Text">
      <style:text-properties fo:color="#000000" style:font-name="Arial1" fo:font-style="normal" officeooo:rsid="003b5ac6" officeooo:paragraph-rsid="003b5ac6" style:font-style-asian="normal" style:font-style-complex="normal"/>
    </style:style>
    <style:style style:name="P15" style:family="paragraph" style:parent-style-name="Text">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16" style:family="paragraph" style:parent-style-name="Text">
      <style:text-properties fo:color="#000000" style:font-name="Arial1" fo:font-size="10pt" fo:font-style="normal" officeooo:rsid="0036bf26" officeooo:paragraph-rsid="00387fd9" style:font-size-asian="10pt" style:font-style-asian="normal" style:font-size-complex="10pt" style:font-style-complex="normal"/>
    </style:style>
    <style:style style:name="P17" style:family="paragraph" style:parent-style-name="Text">
      <style:text-properties fo:color="#000000" style:font-name="Arial1" fo:font-size="12pt" fo:font-style="normal" officeooo:rsid="003b5ac6" officeooo:paragraph-rsid="003b5ac6" style:font-size-asian="12pt" style:font-style-asian="normal" style:font-size-complex="12pt" style:font-style-complex="normal"/>
    </style:style>
    <style:style style:name="P18" style:family="paragraph" style:parent-style-name="Text">
      <style:text-properties fo:color="#000000" style:font-name="Arial1" fo:font-size="12pt" fo:font-style="normal" officeooo:rsid="003b5ac6" officeooo:paragraph-rsid="003c3e96" style:font-size-asian="12pt" style:font-style-asian="normal" style:font-size-complex="12pt" style:font-style-complex="normal"/>
    </style:style>
    <style:style style:name="P19" style:family="paragraph" style:parent-style-name="Text">
      <style:text-properties fo:color="#000000" style:font-name="Arial1" fo:font-size="12pt" fo:font-style="normal" officeooo:rsid="0035c45c" officeooo:paragraph-rsid="003c3e96" style:font-size-asian="12pt" style:font-style-asian="normal" style:font-size-complex="12pt" style:font-style-complex="normal"/>
    </style:style>
    <style:style style:name="P20" style:family="paragraph" style:parent-style-name="Text">
      <style:text-properties fo:color="#000000" style:font-name="Arial1" fo:font-size="12pt" fo:font-style="normal" officeooo:rsid="0035c45c" officeooo:paragraph-rsid="003d4abd" style:font-size-asian="12pt" style:font-style-asian="normal" style:font-size-complex="12pt" style:font-style-complex="normal"/>
    </style:style>
    <style:style style:name="P21" style:family="paragraph" style:parent-style-name="Text">
      <style:text-properties fo:color="#000000" style:font-name="Arial1" fo:font-size="12pt" fo:font-style="normal" officeooo:rsid="0035c45c" officeooo:paragraph-rsid="003d5ad3" style:font-size-asian="12pt" style:font-style-asian="normal" style:font-size-complex="12pt" style:font-style-complex="normal"/>
    </style:style>
    <style:style style:name="P22" style:family="paragraph" style:parent-style-name="Text">
      <style:text-properties fo:color="#000000" style:font-name="Arial1" fo:font-size="12pt" fo:font-style="normal" officeooo:rsid="003c3e96" officeooo:paragraph-rsid="003c3e96" style:font-size-asian="12pt" style:font-style-asian="normal" style:font-size-complex="12pt" style:font-style-complex="normal"/>
    </style:style>
    <style:style style:name="P23" style:family="paragraph" style:parent-style-name="Text">
      <style:text-properties fo:color="#000000" style:font-name="Arial1" fo:font-size="12pt" fo:font-style="normal" officeooo:rsid="003c3e96" officeooo:paragraph-rsid="003d4abd" style:font-size-asian="12pt" style:font-style-asian="normal" style:font-size-complex="12pt" style:font-style-complex="normal"/>
    </style:style>
    <style:style style:name="P24" style:family="paragraph" style:parent-style-name="Text">
      <style:text-properties fo:color="#000000" style:font-name="Arial1" fo:font-size="12pt" fo:font-style="normal" officeooo:rsid="003c3e96" officeooo:paragraph-rsid="003d5ad3" style:font-size-asian="12pt" style:font-style-asian="normal" style:font-size-complex="12pt" style:font-style-complex="normal"/>
    </style:style>
    <style:style style:name="P25" style:family="paragraph" style:parent-style-name="Text">
      <style:text-properties fo:color="#000000" style:font-name="Arial1" fo:font-size="12pt" fo:font-style="normal" officeooo:rsid="003d4abd" officeooo:paragraph-rsid="003d4abd" style:font-size-asian="12pt" style:font-style-asian="normal" style:font-size-complex="12pt" style:font-style-complex="normal"/>
    </style:style>
    <style:style style:name="P26" style:family="paragraph" style:parent-style-name="Text">
      <style:text-properties fo:color="#000000" style:font-name="Arial1" fo:font-size="12pt" fo:font-style="normal" officeooo:rsid="003d5ad3" officeooo:paragraph-rsid="003d5ad3" style:font-size-asian="12pt" style:font-style-asian="normal" style:font-size-complex="12pt" style:font-style-complex="normal"/>
    </style:style>
    <style:style style:name="P27" style:family="paragraph" style:parent-style-name="Text">
      <style:text-properties fo:color="#000000" style:font-name="Arial1" fo:font-size="12pt" fo:font-style="normal" officeooo:rsid="003d5ad3" officeooo:paragraph-rsid="003d7a2b" style:font-size-asian="12pt" style:font-style-asian="normal" style:font-size-complex="12pt" style:font-style-complex="normal"/>
    </style:style>
    <style:style style:name="P28" style:family="paragraph" style:parent-style-name="Text" style:list-style-name="L4">
      <style:text-properties fo:color="#000000" style:font-name="Arial1" fo:font-size="12pt" fo:font-style="normal" officeooo:rsid="003d5ad3" officeooo:paragraph-rsid="003d7a2b" style:font-size-asian="12pt" style:font-style-asian="normal" style:font-size-complex="12pt" style:font-style-complex="normal"/>
    </style:style>
    <style:style style:name="P29" style:family="paragraph" style:parent-style-name="Text" style:list-style-name="L4">
      <style:text-properties fo:color="#000000" style:font-name="Arial1" fo:font-size="12pt" fo:font-style="normal" officeooo:rsid="003d5ad3" officeooo:paragraph-rsid="003f0ec7" style:font-size-asian="12pt" style:font-style-asian="normal" style:font-size-complex="12pt" style:font-style-complex="normal"/>
    </style:style>
    <style:style style:name="P30" style:family="paragraph" style:parent-style-name="Text">
      <style:text-properties fo:color="#000000" style:font-name="Arial1" fo:font-size="12pt" fo:font-style="normal" officeooo:rsid="003d7a2b" officeooo:paragraph-rsid="003d7a2b" style:font-size-asian="12pt" style:font-style-asian="normal" style:font-size-complex="12pt" style:font-style-complex="normal"/>
    </style:style>
    <style:style style:name="P31" style:family="paragraph" style:parent-style-name="Text">
      <style:text-properties fo:color="#000000" style:font-name="Arial1" fo:font-size="12pt" fo:font-style="normal" fo:font-weight="normal" officeooo:rsid="003b5ac6" officeooo:paragraph-rsid="003c3e96" style:font-size-asian="12pt" style:font-style-asian="normal" style:font-weight-asian="normal" style:font-size-complex="12pt" style:font-style-complex="normal" style:font-weight-complex="normal"/>
    </style:style>
    <style:style style:name="P32" style:family="paragraph" style:parent-style-name="Text">
      <style:text-properties fo:color="#000000" style:font-name="Arial1" fo:font-size="12pt" fo:font-style="normal" fo:font-weight="normal" officeooo:rsid="003c3e96" officeooo:paragraph-rsid="003c3e96" style:font-size-asian="12pt" style:font-style-asian="normal" style:font-weight-asian="normal" style:font-size-complex="12pt" style:font-style-complex="normal" style:font-weight-complex="normal"/>
    </style:style>
    <style:style style:name="P33" style:family="paragraph" style:parent-style-name="Text">
      <style:text-properties fo:color="#000000" style:font-name="Arial1" fo:font-size="12pt" fo:font-style="normal" fo:font-weight="normal" officeooo:rsid="003d7a2b" officeooo:paragraph-rsid="003d7a2b" style:font-size-asian="12pt" style:font-style-asian="normal" style:font-weight-asian="normal" style:font-size-complex="12pt" style:font-style-complex="normal" style:font-weight-complex="normal"/>
    </style:style>
    <style:style style:name="P34" style:family="paragraph" style:parent-style-name="Text">
      <style:text-properties fo:color="#000000" style:font-name="Arial1" fo:font-size="12pt" fo:font-style="normal" fo:font-weight="normal" officeooo:rsid="003f0ec7" officeooo:paragraph-rsid="003f0ec7" style:font-size-asian="12pt" style:font-style-asian="normal" style:font-weight-asian="normal" style:font-size-complex="12pt" style:font-style-complex="normal" style:font-weight-complex="normal"/>
    </style:style>
    <style:style style:name="P35" style:family="paragraph" style:parent-style-name="Text">
      <style:text-properties fo:color="#000000" style:font-name="Arial" fo:font-size="12pt" fo:font-style="normal" officeooo:rsid="0035c45c" officeooo:paragraph-rsid="003d5ad3" style:font-size-asian="12pt" style:font-style-asian="normal" style:font-size-complex="12pt" style:font-style-complex="normal"/>
    </style:style>
    <style:style style:name="P36" style:family="paragraph" style:parent-style-name="Text">
      <style:text-properties fo:color="#000000" style:font-name="Arial" fo:font-size="12pt" fo:font-style="normal" officeooo:rsid="003d7a2b" officeooo:paragraph-rsid="003d7a2b" style:font-size-asian="12pt" style:font-style-asian="normal" style:font-size-complex="12pt" style:font-style-complex="normal"/>
    </style:style>
    <style:style style:name="P37" style:family="paragraph" style:parent-style-name="Text" style:list-style-name="L1">
      <style:text-properties officeooo:paragraph-rsid="00398ad8"/>
    </style:style>
    <style:style style:name="P38" style:family="paragraph" style:parent-style-name="Text" style:list-style-name="L1">
      <style:text-properties officeooo:rsid="00398ad8" officeooo:paragraph-rsid="00398ad8"/>
    </style:style>
    <style:style style:name="P39" style:family="paragraph" style:parent-style-name="Text">
      <style:text-properties officeooo:rsid="00398ad8" officeooo:paragraph-rsid="00398ad8"/>
    </style:style>
    <style:style style:name="P40" style:family="paragraph" style:parent-style-name="Text" style:master-page-name="Standard">
      <style:paragraph-properties style:page-number="auto"/>
      <style:text-properties fo:color="#000000" style:font-name="Arial1" fo:font-style="normal" officeooo:rsid="0035c45c" officeooo:paragraph-rsid="0035c45c" style:font-style-asian="normal" style:font-style-complex="normal"/>
    </style:style>
    <style:style style:name="P41" style:family="paragraph" style:parent-style-name="Text">
      <style:paragraph-properties fo:break-before="page"/>
      <style:text-properties fo:color="#000000" style:font-name="Arial1" fo:font-size="10pt" fo:font-style="normal" officeooo:rsid="0035c45c" officeooo:paragraph-rsid="00387fd9" style:font-size-asian="10pt" style:font-style-asian="normal" style:font-size-complex="10pt" style:font-style-complex="normal"/>
    </style:style>
    <style:style style:name="P42" style:family="paragraph" style:parent-style-name="Text">
      <style:paragraph-properties fo:break-before="page"/>
      <style:text-properties fo:color="#000000" style:font-name="Arial1" fo:font-size="10pt" fo:font-style="normal" officeooo:rsid="0035c45c" officeooo:paragraph-rsid="003b5ac6" style:font-size-asian="10pt" style:font-style-asian="normal" style:font-size-complex="10pt" style:font-style-complex="normal"/>
    </style:style>
    <style:style style:name="P43" style:family="paragraph" style:parent-style-name="Text">
      <style:paragraph-properties fo:break-before="page"/>
      <style:text-properties fo:color="#000000" style:font-name="Arial1" fo:font-size="12pt" fo:font-style="normal" officeooo:rsid="0035c45c" officeooo:paragraph-rsid="003c3e96" style:font-size-asian="12pt" style:font-style-asian="normal" style:font-size-complex="12pt" style:font-style-complex="normal"/>
    </style:style>
    <style:style style:name="P44" style:family="paragraph" style:parent-style-name="Text">
      <style:paragraph-properties fo:break-before="page"/>
      <style:text-properties fo:color="#000000" style:font-name="Arial1" fo:font-size="12pt" fo:font-style="normal" officeooo:rsid="0035c45c" officeooo:paragraph-rsid="003d4abd" style:font-size-asian="12pt" style:font-style-asian="normal" style:font-size-complex="12pt" style:font-style-complex="normal"/>
    </style:style>
    <style:style style:name="P45" style:family="paragraph" style:parent-style-name="Text">
      <style:paragraph-properties fo:break-before="page"/>
      <style:text-properties fo:color="#000000" style:font-name="Arial1" fo:font-size="12pt" fo:font-style="normal" officeooo:rsid="0035c45c" officeooo:paragraph-rsid="003d5ad3" style:font-size-asian="12pt" style:font-style-asian="normal" style:font-size-complex="12pt" style:font-style-complex="normal"/>
    </style:style>
    <style:style style:name="P46" style:family="paragraph" style:parent-style-name="Text">
      <style:paragraph-properties fo:break-before="page"/>
      <style:text-properties fo:color="#000000" style:font-name="Arial1" fo:font-size="12pt" fo:font-style="normal" officeooo:rsid="003d5ad3" officeooo:paragraph-rsid="003d7a2b" style:font-size-asian="12pt" style:font-style-asian="normal" style:font-size-complex="12pt" style:font-style-complex="normal"/>
    </style:style>
    <style:style style:name="T1" style:family="text">
      <style:text-properties fo:font-weight="normal" style:font-weight-asian="normal" style:font-weight-complex="normal"/>
    </style:style>
    <style:style style:name="T2" style:family="text">
      <style:text-properties fo:font-weight="normal" officeooo:rsid="003c3e96" style:font-weight-asian="normal" style:font-weight-complex="normal"/>
    </style:style>
    <style:style style:name="T3" style:family="text">
      <style:text-properties fo:font-weight="normal" officeooo:rsid="003d4abd" style:font-weight-asian="normal" style:font-weight-complex="normal"/>
    </style:style>
    <style:style style:name="T4" style:family="text">
      <style:text-properties fo:font-weight="normal" officeooo:rsid="003d5ad3" style:font-weight-asian="normal" style:font-weight-complex="normal"/>
    </style:style>
    <style:style style:name="T5" style:family="text">
      <style:text-properties fo:font-weight="normal" officeooo:rsid="0040d20a" style:font-weight-asian="normal" style:font-weight-complex="normal"/>
    </style:style>
    <style:style style:name="T6" style:family="text">
      <style:text-properties officeooo:rsid="0036bf26"/>
    </style:style>
    <style:style style:name="T7" style:family="text">
      <style:text-properties fo:font-size="16pt" officeooo:rsid="0036bf26" style:font-size-asian="16pt" style:font-size-complex="16pt"/>
    </style:style>
    <style:style style:name="T8" style:family="text">
      <style:text-properties fo:font-size="16pt" officeooo:rsid="00387fd9" style:font-size-asian="16pt" style:font-size-complex="16pt"/>
    </style:style>
    <style:style style:name="T9" style:family="text">
      <style:text-properties fo:font-size="16pt" officeooo:rsid="003b5ac6" style:font-size-asian="16pt" style:font-size-complex="16pt"/>
    </style:style>
    <style:style style:name="T10" style:family="text">
      <style:text-properties fo:font-size="16pt" fo:font-weight="normal" style:font-size-asian="16pt" style:font-weight-asian="normal" style:font-size-complex="16pt" style:font-weight-complex="normal"/>
    </style:style>
    <style:style style:name="T11" style:family="text">
      <style:text-properties fo:font-size="16pt" fo:font-weight="normal" officeooo:rsid="00387fd9" style:font-size-asian="16pt" style:font-weight-asian="normal" style:font-size-complex="16pt" style:font-weight-complex="normal"/>
    </style:style>
    <style:style style:name="T12" style:family="text">
      <style:text-properties fo:font-size="16pt" fo:font-weight="normal" officeooo:rsid="003b5ac6" style:font-size-asian="16pt" style:font-weight-asian="normal" style:font-size-complex="16pt" style:font-weight-complex="normal"/>
    </style:style>
    <style:style style:name="T13" style:family="text">
      <style:text-properties fo:font-size="16pt" fo:font-weight="normal" officeooo:rsid="003c3e96" style:font-size-asian="16pt" style:font-weight-asian="normal" style:font-size-complex="16pt" style:font-weight-complex="normal"/>
    </style:style>
    <style:style style:name="T14" style:family="text">
      <style:text-properties fo:font-size="16pt" fo:font-weight="normal" officeooo:rsid="003d4abd" style:font-size-asian="16pt" style:font-weight-asian="normal" style:font-size-complex="16pt" style:font-weight-complex="normal"/>
    </style:style>
    <style:style style:name="T15" style:family="text">
      <style:text-properties fo:font-size="16pt" fo:font-weight="normal" officeooo:rsid="003d5ad3" style:font-size-asian="16pt" style:font-weight-asian="normal" style:font-size-complex="16pt" style:font-weight-complex="normal"/>
    </style:style>
    <style:style style:name="T16" style:family="text">
      <style:text-properties fo:font-size="16pt" fo:font-weight="normal" officeooo:rsid="003d7a2b" style:font-size-asian="16pt" style:font-weight-asian="normal" style:font-size-complex="16pt" style:font-weight-complex="normal"/>
    </style:style>
    <style:style style:name="T17" style:family="text">
      <style:text-properties style:font-name="Source Code Pro" fo:font-size="9pt" style:font-size-asian="9pt" style:font-size-complex="9pt"/>
    </style:style>
    <style:style style:name="T18" style:family="text">
      <style:text-properties officeooo:rsid="00387fd9"/>
    </style:style>
    <style:style style:name="T19" style:family="text">
      <style:text-properties fo:font-weight="bold" style:font-weight-asian="bold" style:font-weight-complex="bold"/>
    </style:style>
    <style:style style:name="T20" style:family="text">
      <style:text-properties fo:font-weight="bold" officeooo:rsid="003c3e96" style:font-weight-asian="bold" style:font-weight-complex="bold"/>
    </style:style>
    <style:style style:name="T21" style:family="text">
      <style:text-properties fo:color="#000000" style:font-name="Arial1" fo:font-style="normal" fo:font-weight="normal" style:font-style-asian="normal" style:font-weight-asian="normal" style:font-style-complex="normal" style:font-weight-complex="normal"/>
    </style:style>
    <style:style style:name="T22" style:family="text">
      <style:text-properties fo:color="#000000" style:font-name="Arial1" fo:font-style="normal" fo:font-weight="normal" officeooo:rsid="00398ad8" style:font-style-asian="normal" style:font-weight-asian="normal" style:font-style-complex="normal" style:font-weight-complex="normal"/>
    </style:style>
    <style:style style:name="T23" style:family="text">
      <style:text-properties officeooo:rsid="003c3e96"/>
    </style:style>
    <style:style style:name="T24" style:family="text">
      <style:text-properties style:font-name="Arial"/>
    </style:style>
    <style:style style:name="T25" style:family="text">
      <style:text-properties style:font-name="Arial" fo:font-weight="normal" style:font-weight-asian="normal" style:font-weight-complex="normal"/>
    </style:style>
    <style:style style:name="T26" style:family="text">
      <style:text-properties style:font-name="Arial" fo:font-weight="normal" officeooo:rsid="003d7a2b" style:font-weight-asian="normal" style:font-weight-complex="normal"/>
    </style:style>
    <style:style style:name="T27" style:family="text">
      <style:text-properties style:font-name="Arial" fo:font-weight="normal" officeooo:rsid="003f0ec7" style:font-weight-asian="normal" style:font-weight-complex="normal"/>
    </style:style>
    <style:style style:name="T28" style:family="text">
      <style:text-properties style:font-name="Arial" fo:font-weight="bold" style:font-weight-asian="bold" style:font-weight-complex="bold"/>
    </style:style>
    <style:style style:name="T29" style:family="text">
      <style:text-properties style:font-name="Arial" fo:font-weight="bold" officeooo:rsid="003d7a2b" style:font-weight-asian="bold" style:font-weight-complex="bold"/>
    </style:style>
    <style:style style:name="T30" style:family="text">
      <style:text-properties officeooo:rsid="0040d2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7">New Stanford Pascal – Installation for MVS (TK4-)</text:span></text:p>
      <text:p text:style-name="P6"/>
      <text:p text:style-name="P9">First of all: please excuse possible errors in my English; I am German and not a native English speaker … I will do the best I can. </text:p>
      <text:p text:style-name="P6"/>
      <text:p text:style-name="P7"><text:span text:style-name="T6">This new installation procedure was inspired by the video created by moshix (</text:span><text:a xlink:type="simple" xlink:href="https://www.youtube.com/watch?v=aU0kGtDUa7E" text:style-name="Internet_20_link" text:visited-style-name="Visited_20_Internet_20_Link"><text:span text:style-name="T6">https://www.youtube.com/watch?v=aU0kGtDUa7E</text:span></text:a><text:span text:style-name="T6">), who had some problems when he tried to install my compiler using the old installation guide. I tried to make it simpler and easier to use. Let‘s see if I was successful on this. <text:s/></text:span></text:p>
      <text:p text:style-name="P7"/>
      <text:p text:style-name="P9">To do the installation, you should refer to my GitHub repository <text:a xlink:type="simple" xlink:href="https://github.com/StanfordPascal/Pascal" text:style-name="Internet_20_link" text:visited-style-name="Visited_20_Internet_20_Link">https://github.com/StanfordPascal/Pascal</text:a>. It contains all the Pascal development stuff, including scripts and testcases and so on. You could download the whole repository as a ZIP file or simply pull it to your maschine; it is not that large. </text:p>
      <text:p text:style-name="P9"/>
      <text:p text:style-name="P9">For the MVS installation, you have to use the mvsinst subdirectory only; <text:span text:style-name="T30">you can </text:span>simply ignore all the rest. </text:p>
      <text:p text:style-name="P9"/>
      <text:p text:style-name="P9">The mvsinst subdirectory at the moment looks like this: </text:p>
      <text:p text:style-name="P9"/>
      <text:p text:style-name="P2"><text:s/>Verzeichnis von c:\work\pascal\work\mvsinst</text:p>
      <text:p text:style-name="P2"/>
      <text:p text:style-name="P2">07.12.2017 <text:s/>23:54 <text:s text:c="3"/>&lt;DIR&gt; <text:s text:c="9"/>.</text:p>
      <text:p text:style-name="P2">07.12.2017 <text:s/>23:54 <text:s text:c="3"/>&lt;DIR&gt; <text:s text:c="9"/>..</text:p>
      <text:p text:style-name="P2">07.12.2017 <text:s/>22:56 <text:s text:c="12"/>2.982 pasalloc.job</text:p>
      <text:p text:style-name="P2">07.12.2017 <text:s/>23:17 <text:s text:c="8"/>6.468.156 pascaln.txt</text:p>
      <text:p text:style-name="P2">07.12.2017 <text:s/>22:56 <text:s text:c="12"/>1.726 pasdel.job</text:p>
      <text:p text:style-name="P2">07.12.2017 <text:s/>22:56 <text:s text:c="12"/>9.422 pasdownl.job</text:p>
      <text:p text:style-name="P2">08.12.2017 <text:s/>00:10 <text:s text:c="14"/>780 PASINST1.JOB</text:p>
      <text:p text:style-name="P2">07.12.2017 <text:s/>22:56 <text:s text:c="12"/>2.918 PASINST2.JOB</text:p>
      <text:p text:style-name="P2">07.12.2017 <text:s/>23:54 <text:s text:c="11"/>39.760 PASLIBX.OBJ</text:p>
      <text:p text:style-name="P2">08.12.2017 <text:s/>00:09 <text:s text:c="12"/>1.677 pasload.job</text:p>
      <text:p text:style-name="P2">07.12.2017 <text:s/>23:54 <text:s text:c="11"/>31.600 PASMONN.OBJ</text:p>
      <text:p text:style-name="P2">07.12.2017 <text:s/>23:54 <text:s text:c="11"/>37.680 PASSNAP.OBJ</text:p>
      <text:p text:style-name="P2">07.12.2017 <text:s/>23:54 <text:s text:c="11"/>17.760 PASUTILS.OBJ</text:p>
      <text:p text:style-name="P2">07.12.2017 <text:s/>23:54 <text:s text:c="11"/>10.800 SPLITMVS.OBJ</text:p>
      <text:p text:style-name="P2"><text:s text:c="14"/>12 Datei(en), <text:s text:c="5"/>6.625.261 Bytes</text:p>
      <text:p text:style-name="P2"/>
      <text:p text:style-name="P2"/>
      <text:p text:style-name="P10"><text:span text:style-name="T18">Most important is the file PASCALN.TXT, which contains all the stuff coded <text:line-break/>in one file. The OBJ files are FB 80 object files, which should be transferred to the TK4- machine in binary and together make up a (Pascal) program which reads PASCALN.TXT and puts everything at the right place. The JOB files contain jobs to support the installation process. See more details on the following pages. </text:span></text:p>
      <text:p text:style-name="P16"/>
      <text:p text:style-name="P41"><text:span text:style-name="T8">Step 1: </text:span><text:span text:style-name="T9">Preparing the files for the u</text:span><text:span text:style-name="T8">pload to </text:span><text:span text:style-name="T7">TK4-</text:span></text:p>
      <text:p text:style-name="P10"/>
      <text:p text:style-name="P10"><text:span text:style-name="T18">This is the step where you have to take most care, and where I have no control. <text:line-break/>The problems that moshix faced occurred here. </text:span></text:p>
      <text:p text:style-name="P10"/>
      <text:p text:style-name="P12">First of all: the text files are created on Windows, because that is the environment where I do my development (it works since 12.2016, when Stanford Pascal became first operational on Windows; I have two OS/2 machines, too, but I keep them for historical reasons, only, and my Linux machines are used for networking etc. throughout the house, but not for development at the moment – I only use them from time to time to verify that the compiler works there, too – same goes for OS/2). </text:p>
      <text:p text:style-name="P12"/>
      <text:p text:style-name="P13">So, if your preferred development environment is Unix or Linux, you should probably get rid of the 0x0d0a linends on my textfiles first (using, for example, the dos2unix utility). The textfiles are, of course, PASCALN.TXT, and all the files with the JOB extension. </text:p>
      <text:p text:style-name="P13"/>
      <text:p text:style-name="P13">After that, you could load the files to TK4- to <text:span text:style-name="T19">arbitrary datasets</text:span></text:p>
      <text:p text:style-name="P13"><text:span text:style-name="T19"/></text:p>
      <text:p text:style-name="P15">All the files are <text:span text:style-name="T19">FB 80</text:span> (including PASCALN.TXT), and from the directory listing on the previous page you can see how large they are. </text:p>
      <text:p text:style-name="P15"/>
      <text:p text:style-name="P15">For the names: </text:p>
      <text:p text:style-name="P15"/>
      <text:list xml:id="list1809246" text:style-name="L1">
        <text:list-item>
          <text:p text:style-name="P37"><text:span text:style-name="T22">the target name of PASCALN.TXT does not matter much, because you only have to change it in one place</text:span></text:p>
        </text:list-item>
        <text:list-item>
          <text:p text:style-name="P38"><text:span text:style-name="T21">the preferred name for the dataset for the object files would be PASCALN.RUNTIME.TEXT, because the JOB PASINST1 builds the SPLITMVS load module from there (the object files need binary transfer, BTW)</text:span></text:p>
        </text:list-item>
      </text:list>
      <text:p text:style-name="P39"><text:span text:style-name="T21"/></text:p>
      <text:p text:style-name="P39"><text:span text:style-name="T21">but wait: first of all, you should decide (carefully), how the high level qualifier (HLQ) for your New Stanford Pascal compiler installation should be. </text:span></text:p>
      <text:p text:style-name="P39"><text:span text:style-name="T21"/></text:p>
      <text:p text:style-name="P39"><text:span text:style-name="T21">See next page. </text:span></text:p>
      <text:p text:style-name="P42"><text:span text:style-name="T8">Step </text:span><text:span text:style-name="T9">2</text:span><text:span text:style-name="T8">: </text:span><text:span text:style-name="T9">Choosing a HLQ for New Stanford Pascal </text:span></text:p>
      <text:p text:style-name="P11"><text:span text:style-name="T21"/></text:p>
      <text:p text:style-name="P14"><text:span text:style-name="T1">Choosing HLQ = PASCALN makes life easier; the distributed jobs will work without change, and the JCL procedures which are distributed in PASCALN.COMPILER.PROCLIB even need no change etc. </text:span></text:p>
      <text:p text:style-name="P14"><text:span text:style-name="T1"/></text:p>
      <text:p text:style-name="P14"><text:span text:style-name="T1">Choosing another HLQ (for example HERC01) is possible, of course, but it requires you to change almost every installation job and you will have to specify the HLQ later on every compile job (or change the default in the procs</text:span><text:span text:style-name="T5">).</text:span></text:p>
      <text:p text:style-name="P14"><text:span text:style-name="T1"/></text:p>
      <text:p text:style-name="P14"><text:span text:style-name="T1">For the rest of this paper, I will assume that you choose the standard HLQ = PASCALN. </text:span></text:p>
      <text:p text:style-name="P14"><text:span text:style-name="T1"/></text:p>
      <text:p text:style-name="P14"><text:span text:style-name="T1"/></text:p>
      <text:p text:style-name="P8"><text:span text:style-name="T8">Step </text:span><text:span text:style-name="T9">3</text:span><text:span text:style-name="T8">: </text:span><text:span text:style-name="T9">Upload the JOB files to an arbitrary dataset</text:span></text:p>
      <text:p text:style-name="P8"><text:span text:style-name="T9"/></text:p>
      <text:p text:style-name="P17"><text:span text:style-name="T1">Choose or create a FB 80 dataset and load the Jobs from the mvsinst subdirectory there. The Jobs are: </text:span></text:p>
      <text:p text:style-name="P17"><text:span text:style-name="T1"/></text:p>
      <text:p text:style-name="P2">07.12.2017 <text:s/>22:56 <text:s text:c="12"/>2.982 pasalloc.job</text:p>
      <text:p text:style-name="P2">07.12.2017 <text:s/>22:56 <text:s text:c="12"/>1.726 pasdel.job</text:p>
      <text:p text:style-name="P2">07.12.2017 <text:s/>22:56 <text:s text:c="12"/>9.422 pasdownl.job</text:p>
      <text:p text:style-name="P2">08.12.2017 <text:s/>00:10 <text:s text:c="14"/>780 PASINST1.JOB</text:p>
      <text:p text:style-name="P2">07.12.2017 <text:s/>22:56 <text:s text:c="12"/>2.918 PASINST2.JOB</text:p>
      <text:p text:style-name="P2">08.12.2017 <text:s/>00:09 <text:s text:c="12"/>1.677 pasload.job</text:p>
      <text:p text:style-name="P2"/>
      <text:p text:style-name="P17"><text:span text:style-name="T1">Take care: I would suggest </text:span><text:span text:style-name="T19">NOT to put these jobs into the target dataset PASCALN.COMPILER.CNTL</text:span><text:span text:style-name="T1"> (where they are located normally). Because if you do that and if you apply changes to your local copies of these jobs, these changes will <text:line-break/>later be overwritten by the installation procedure. So it is much better to load these jobs elsewhere (for example PASCALN.PRIVATE.CNTL). </text:span></text:p>
      <text:p text:style-name="P17"><text:span text:style-name="T1"/></text:p>
      <text:p text:style-name="P17"><text:span text:style-name="T1"/></text:p>
      <text:p text:style-name="P19"><text:span text:style-name="T11">Step </text:span><text:span text:style-name="T13">4</text:span><text:span text:style-name="T11">: </text:span><text:span text:style-name="T13">Delete an old installation using Job PASDEL</text:span></text:p>
      <text:p text:style-name="P19"><text:span text:style-name="T12"/></text:p>
      <text:p text:style-name="P18"><text:span text:style-name="T2">This job deletes an old installation (if present). </text:span><text:span text:style-name="T20">Take care !!</text:span></text:p>
      <text:p text:style-name="P18"><text:span text:style-name="T2"/></text:p>
      <text:p text:style-name="P18"><text:span text:style-name="T2">You will have to change the HLQ, if you didn‘t choose PASCALN. </text:span><text:span text:style-name="T1"><text:line-break/></text:span></text:p>
      <text:p text:style-name="P43"><text:span text:style-name="T11">Step </text:span><text:span text:style-name="T13">5</text:span><text:span text:style-name="T11">: </text:span><text:span text:style-name="T13">Create datasets for the Pascal system using Job PASALLOC</text:span></text:p>
      <text:p text:style-name="P19"><text:span text:style-name="T12"/></text:p>
      <text:p text:style-name="P31"><text:span text:style-name="T23">This job runs IEFBR14 and creates all missing datasets with the proper attributes. </text:span></text:p>
      <text:p text:style-name="P31"/>
      <text:p text:style-name="P31"><text:span text:style-name="T23">You will have to change the HLQ, if you didn‘t choose PASCALN. </text:span><text:line-break/></text:p>
      <text:p text:style-name="P32">When using PASCALN, you should have the following datasets after this step: </text:p>
      <text:p text:style-name="P32"/>
      <text:p text:style-name="P3"><text:s/>-------------------------------- <text:s/>RFE DSLIST <text:s/>--------------------- Row 1 of</text:p>
      <text:p text:style-name="P3"><text:s/>Command ===&gt; __________________________________________________ Scroll ===&gt; C</text:p>
      <text:p text:style-name="P3"><text:s/>S DATA-SET-NAME------------- VOLUME ALTRK USTRK ORG FRMT % XT LRECL BLKSZ REF</text:p>
      <text:p text:style-name="P3"><text:s/>' PASCALN.COMPILER.CNTL <text:s text:c="5"/>PUB013 <text:s text:c="3"/>15 <text:s text:c="4"/>4 PO <text:s/>FB <text:s/>26 <text:s/>1 <text:s text:c="3"/>80 19040 173</text:p>
      <text:p text:style-name="P3"><text:s/>' PASCALN.COMPILER.LOAD <text:s text:c="5"/>PUB013 <text:s text:c="3"/>30 <text:s text:c="3"/>24 PO <text:s/>U <text:s text:c="2"/>80 <text:s/>1 <text:s text:c="6"/>19069 173</text:p>
      <text:p text:style-name="P3"><text:s/>' PASCALN.COMPILER.MESSAGES <text:s/>PUB010 <text:s text:c="3"/>30 <text:s text:c="4"/>2 PO <text:s/>FB <text:s text:c="2"/>6 <text:s/>1 <text:s text:c="3"/>80 19040 173</text:p>
      <text:p text:style-name="P3"><text:s/>' PASCALN.COMPILER.PAS <text:s text:c="6"/>PUB003 <text:s text:c="2"/>300 <text:s text:c="2"/>210 PO <text:s/>FB <text:s/>70 <text:s/>2 <text:s text:c="3"/>80 19040 173</text:p>
      <text:p text:style-name="P3"><text:s/>' PASCALN.COMPILER.PROCLIB <text:s text:c="2"/>PUB002 <text:s text:c="3"/>15 <text:s text:c="4"/>1 PO <text:s/>FB <text:s text:c="2"/>6 <text:s/>1 <text:s text:c="3"/>80 19040 173</text:p>
      <text:p text:style-name="P3"><text:s/>' PASCALN.COMPILER.TEXT <text:s text:c="5"/>PUB001 <text:s text:c="3"/>48 <text:s text:c="3"/>30 PO <text:s/>FB <text:s/>62 <text:s/>2 <text:s text:c="3"/>80 19040 173</text:p>
      <text:p text:style-name="P3"><text:s/>' PASCALN.DBGINFO <text:s text:c="11"/>PUB011 <text:s text:c="3"/>24 <text:s text:c="3"/>10 PO <text:s/>FB <text:s/>41 <text:s/>1 <text:s text:c="3"/>80 19040 173</text:p>
      <text:p text:style-name="P3"><text:s/>' PASCALN.RUNTIME.ASM <text:s text:c="7"/>PUB000 <text:s text:c="3"/>60 <text:s text:c="3"/>31 PO <text:s/>FB <text:s/>51 <text:s/>2 <text:s text:c="3"/>80 19040 173</text:p>
      <text:p text:style-name="P3"><text:s/>' PASCALN.RUNTIME.LOAD <text:s text:c="6"/>PUB000 <text:s text:c="3"/>60 <text:s text:c="3"/>16 PO <text:s/>U <text:s text:c="2"/>26 <text:s/>1 <text:s text:c="6"/>19069 173</text:p>
      <text:p text:style-name="P3"><text:s/>' PASCALN.RUNTIME.TEXT <text:s text:c="6"/>PUB001 <text:s text:c="3"/>24 <text:s text:c="3"/>13 PO <text:s/>FB <text:s/>54 <text:s/>1 <text:s text:c="3"/>80 19040 173</text:p>
      <text:p text:style-name="P3"><text:s/>' PASCALN.TESTPGM.ASM <text:s text:c="7"/>PUB000 <text:s text:c="2"/>150 <text:s text:c="4"/>2 PO <text:s/>FB <text:s text:c="2"/>1 <text:s/>1 <text:s text:c="3"/>80 19040 173</text:p>
      <text:p text:style-name="P3"><text:s/>' PASCALN.TESTPGM.CNTL <text:s text:c="6"/>PUB000 <text:s text:c="2"/>150 <text:s text:c="4"/>7 PO <text:s/>FB <text:s text:c="2"/>4 <text:s/>1 <text:s text:c="3"/>80 19040 173</text:p>
      <text:p text:style-name="P3"><text:s/>' PASCALN.TESTPGM.LOAD <text:s text:c="6"/>PUB002 <text:s text:c="3"/>75 <text:s text:c="4"/>5 PO <text:s/>U <text:s text:c="3"/>6 <text:s/>1 <text:s text:c="6"/>19069 173</text:p>
      <text:p text:style-name="P3"><text:s/>' PASCALN.TESTPGM.PAS <text:s text:c="7"/>PUB011 <text:s text:c="3"/>60 <text:s text:c="3"/>45 PO <text:s/>FB <text:s/>75 <text:s/>1 <text:s text:c="3"/>80 19040 173</text:p>
      <text:p text:style-name="P3"><text:s/>' PASCALN.TESTPGM.TEXT <text:s text:c="6"/>PUB002 <text:s text:c="3"/>75 <text:s text:c="4"/>1 PO <text:s/>FB <text:s text:c="2"/>1 <text:s/>1 <text:s text:c="3"/>80 19040</text:p>
      <text:p text:style-name="P3"><text:s text:c="3"/>**END** <text:s text:c="3"/>TOTALS: <text:s text:c="3"/>5090 TRKS ALLOC <text:s text:c="6"/>756 TRKS USED <text:s text:c="5"/>32 EXTENTS</text:p>
      <text:p text:style-name="P19"><text:span text:style-name="T11"/></text:p>
      <text:p text:style-name="P19"><text:span text:style-name="T11"/></text:p>
      <text:p text:style-name="P43"><text:span text:style-name="T11">Step </text:span><text:span text:style-name="T13">6</text:span><text:span text:style-name="T11">: </text:span><text:span text:style-name="T13">Upload the OBJ files to</text:span><text:span text:style-name="T12"> </text:span><text:span text:style-name="T13">PASCALN.RUNTIME.TEXT</text:span></text:p>
      <text:p text:style-name="P19"><text:span text:style-name="T13"/></text:p>
      <text:p text:style-name="P22"><text:span text:style-name="T1">The OBJ files are needed to build the SPLITMVS utility that puts everything in the right place. So they first need to be FTPed (binary mode) to PASCALN.RUNTIME.TEXT. </text:span></text:p>
      <text:p text:style-name="P22"><text:span text:style-name="T1"/></text:p>
      <text:p text:style-name="P22"><text:span text:style-name="T1">These are the OBJ files: </text:span></text:p>
      <text:p text:style-name="P22"><text:span text:style-name="T1"/></text:p>
      <text:p text:style-name="P4">07.12.2017 <text:s/>23:54 <text:s text:c="11"/>39.760 PASLIBX.OBJ</text:p>
      <text:p text:style-name="P4">07.12.2017 <text:s/>23:54 <text:s text:c="11"/>31.600 PASMONN.OBJ</text:p>
      <text:p text:style-name="P4">07.12.2017 <text:s/>23:54 <text:s text:c="11"/>37.680 PASSNAP.OBJ</text:p>
      <text:p text:style-name="P4">07.12.2017 <text:s/>23:54 <text:s text:c="11"/>17.760 PASUTILS.OBJ</text:p>
      <text:p text:style-name="P4">07.12.2017 <text:s/>23:54 <text:s text:c="11"/>10.800 SPLITMVS.OBJ</text:p>
      <text:p text:style-name="P5"><text:span text:style-name="T1"/></text:p>
      <text:p text:style-name="P23"><text:span text:style-name="T1">(I always considered binary FTP as the hard part, but from the moshix experience I learned that this in fact was no problem at all.</text:span><text:span text:style-name="T3">)</text:span></text:p>
      <text:p text:style-name="P23"><text:span text:style-name="T3"/></text:p>
      <text:p text:style-name="P23"><text:span text:style-name="T3">PASCALN.RUNTIME.TEXT should look like this after the upload: </text:span></text:p>
      <text:p text:style-name="P23"><text:span text:style-name="T3"/></text:p>
      <text:p text:style-name="P3"><text:s/>PASCALN.RUNTIME.TEXT on PUB001 ------------------------------------- Row 1 of</text:p>
      <text:p text:style-name="P3"><text:s/>Command ===&gt; __________________________________________________ Scroll ===&gt; C</text:p>
      <text:p text:style-name="P3"><text:s text:c="3"/>_NAME___ <text:s text:c="2"/>_TTR__ VV.MM <text:s/>CREATED _____CHANGED_____ <text:s/>INIT _SIZE <text:s text:c="2"/>MOD __ID__</text:p>
      <text:p text:style-name="P3"><text:s/>. PASLIBX <text:s text:c="3"/>000101</text:p>
      <text:p text:style-name="P3"><text:s/>. PASMONN <text:s text:c="3"/>000301</text:p>
      <text:p text:style-name="P3"><text:s/>. PASSNAP <text:s text:c="3"/>000401</text:p>
      <text:p text:style-name="P3"><text:s/>. PASUTILS <text:s text:c="2"/>000601</text:p>
      <text:p text:style-name="P3"><text:s/>. SPLITMVS <text:s text:c="2"/>000603</text:p>
      <text:p text:style-name="P3"><text:s text:c="3"/>**END** <text:s text:c="3"/>000604 <text:s text:c="4"/>2017-12-07 PUB001 <text:s/>MOD <text:s text:c="18"/>IBMOSVS2</text:p>
      <text:p text:style-name="Source_20_Code"><text:span text:style-name="T17"/></text:p>
      <text:p text:style-name="Source_20_Code"><text:span text:style-name="T17"/></text:p>
      <text:p text:style-name="Source_20_Code"><text:s/></text:p>
      <text:p text:style-name="P20"><text:span text:style-name="T11">Step </text:span><text:span text:style-name="T14">7</text:span><text:span text:style-name="T11">: </text:span><text:span text:style-name="T14">Build the SPLITMVS load module using Job PASINST1</text:span></text:p>
      <text:p text:style-name="P20"><text:span text:style-name="T14"/></text:p>
      <text:p text:style-name="P23"><text:span text:style-name="T3">The Job PASINST1 builds the SPLITMVS load module from the OBJ files in PASCALN.RUNTIME.TEXT. This should be a no-brainer and complete with RC = 0. <text:line-break/>SPLITMVS will read PASCALN.TXT (see later) and put everything at the right place.<text:line-break/>SPLITMVS is a Pascal program, BTW. If you complete the installation successfully, you will see the source code of SPLITMVS on PASCALN.TESTPGM.PAS. </text:span></text:p>
      <text:p text:style-name="P44"><text:span text:style-name="T11">Step </text:span><text:span text:style-name="T14">8</text:span><text:span text:style-name="T11">: </text:span><text:span text:style-name="T14">Upload PASCALN.TXT to TK4-</text:span></text:p>
      <text:p text:style-name="P20"><text:span text:style-name="T14"/></text:p>
      <text:p text:style-name="P23"><text:span text:style-name="T3">The file PASCALN.TXT contains all the stuff and needs to be loaded (before SPLITMVS) to an arbitrary dataset. This may be a member of a PO file or a sequential file. FB 80, in any case. You may choose any name you want. </text:span></text:p>
      <text:p text:style-name="P23"><text:span text:style-name="T3"/></text:p>
      <text:p text:style-name="P25"><text:span text:style-name="T1">The distributed job PASLOAD, BTW, expects a PO dataset PASCALN.LOADFILE with a member called PASCALN. So if you don‘t want to change anything, create this. </text:span></text:p>
      <text:p text:style-name="P25"><text:span text:style-name="T1"/></text:p>
      <text:p text:style-name="P25"><text:span text:style-name="T1">(Once again: take care of the 0x0d chars on Linux/Unix; it is no bad idea to take a look at the target file on TK4- after the upload; SET HEX ON). </text:span></text:p>
      <text:p text:style-name="P25"><text:span text:style-name="T1"/></text:p>
      <text:p text:style-name="P25"><text:span text:style-name="T1"/></text:p>
      <text:p text:style-name="P20"><text:span text:style-name="T11">Step </text:span><text:span text:style-name="T14">9</text:span><text:span text:style-name="T11">: </text:span><text:span text:style-name="T14">Run Job PASLOAD (SPLITMVS) to put everything at the right place </text:span></text:p>
      <text:p text:style-name="P20"><text:span text:style-name="T14"/></text:p>
      <text:p text:style-name="P23"><text:span text:style-name="T3">The job PASLOAD runs the Pascal program SPLITMVS, which reads the PASCALN.TXT file and puts everything at the right place, including the still missing OBJ files, which are encoded in hex in the PASCALN.TXT file. </text:span></text:p>
      <text:p text:style-name="P23"><text:span text:style-name="T3"/></text:p>
      <text:p text:style-name="P25"><text:span text:style-name="T1">You will (maybe) have to change the name of the input file on the INPUT DD statement: </text:span></text:p>
      <text:p text:style-name="P25"><text:span text:style-name="T1"/></text:p>
      <text:p text:style-name="P3">//********************************************************************</text:p>
      <text:p text:style-name="P3">//* assign input file here, should be sequential and have lrecl 80</text:p>
      <text:p text:style-name="P3">//* needs to be uploaded from Windows or Unix</text:p>
      <text:p text:style-name="P3">//* take care of 0x0d linends on Unix/linux - run dos2unix first</text:p>
      <text:p text:style-name="P3">//********************************************************************</text:p>
      <text:p text:style-name="P3">//INPUT <text:s text:c="3"/>DD <text:s/>DISP=SHR,DSN=PASCALN.LOADFILE(PASCALN)</text:p>
      <text:p text:style-name="P3"/>
      <text:p text:style-name="P25"><text:span text:style-name="T1">and you maybe have to change the different output DD statements, if you chose another HLQ than PASCALN. </text:span></text:p>
      <text:p text:style-name="P25"><text:span text:style-name="T1"/></text:p>
      <text:p text:style-name="P26"><text:span text:style-name="T1">If PASLOAD completes successfully, the most critical part of the installation is done. </text:span></text:p>
      <text:p text:style-name="P26"><text:span text:style-name="T1"/></text:p>
      <text:p text:style-name="P45"><text:span text:style-name="T11">Step </text:span><text:span text:style-name="T15">10</text:span><text:span text:style-name="T11">: </text:span><text:span text:style-name="T14">Run Job PAS</text:span><text:span text:style-name="T15">INST2</text:span><text:span text:style-name="T14"> </text:span><text:span text:style-name="T15">to complete the installation</text:span></text:p>
      <text:p text:style-name="P21"><text:span text:style-name="T15"/></text:p>
      <text:p text:style-name="P24"><text:span text:style-name="T3">The job PAS</text:span><text:span text:style-name="T4">INST2</text:span><text:span text:style-name="T3"> </text:span><text:span text:style-name="T4">builds load modules from different TEXT objects, including the load modules for the two compiler passes (PASCAL1 and PASCAL2). </text:span></text:p>
      <text:p text:style-name="P24"><text:span text:style-name="T4"/></text:p>
      <text:p text:style-name="P26"><text:span text:style-name="T1">The first steps of PASINST2 show a return code of 8, which is OK, but the last two steps should return zero: </text:span></text:p>
      <text:p text:style-name="P26"><text:span text:style-name="T1"/></text:p>
      <text:p text:style-name="P3"><text:s text:c="48"/>J E S 2 <text:s text:c="2"/>J O B <text:s text:c="2"/>L O G</text:p>
      <text:p text:style-name="P3">10.17.33 JOB <text:s/>158 <text:s/>$HASP373 PASCALNI STARTED - INIT <text:s/>1 - CLASS A - SYS TK4-</text:p>
      <text:p text:style-name="P3">10.17.33 JOB <text:s/>158 <text:s/>IEF403I PASCALNI - STARTED - TIME=10.17.33</text:p>
      <text:p text:style-name="P3">10.17.33 JOB <text:s/>158 <text:s/>IEFACTRT - Stepname <text:s/>Procstep <text:s/>Program <text:s text:c="2"/>Retcode</text:p>
      <text:p text:style-name="P3">10.17.33 JOB <text:s/>158 <text:s/>PASCALNI <text:s text:c="2"/>LKEDA <text:s text:c="14"/>IEWLF880 <text:s/>RC= 0008</text:p>
      <text:p text:style-name="P3">10.17.33 JOB <text:s/>158 <text:s/>PASCALNI <text:s text:c="2"/>LKEDB <text:s text:c="14"/>IEWLF880 <text:s/>RC= 0008</text:p>
      <text:p text:style-name="P3">10.17.33 JOB <text:s/>158 <text:s/>PASCALNI <text:s text:c="2"/>LKEDC <text:s text:c="14"/>IEWLF880 <text:s/>RC= 0008</text:p>
      <text:p text:style-name="P3">10.17.33 JOB <text:s/>158 <text:s/>PASCALNI <text:s text:c="2"/>LKEDD <text:s text:c="14"/>IEWLF880 <text:s/>RC= 0008</text:p>
      <text:p text:style-name="P3">10.17.33 JOB <text:s/>158 <text:s/>PASCALNI <text:s text:c="2"/>LKEDE <text:s text:c="14"/>IEWLF880 <text:s/>RC= 0008</text:p>
      <text:p text:style-name="P3">10.17.33 JOB <text:s/>158 <text:s/>PASCALNI <text:s text:c="2"/>LKED1 <text:s text:c="14"/>IEWLF880 <text:s/>RC= 0000</text:p>
      <text:p text:style-name="P3">10.17.33 JOB <text:s/>158 <text:s/>PASCALNI <text:s text:c="2"/>LKED2 <text:s text:c="14"/>IEWLF880 <text:s/>RC= 0000</text:p>
      <text:p text:style-name="P3">10.17.33 JOB <text:s/>158 <text:s/>IEF404I PASCALNI - ENDED - TIME=10.17.33</text:p>
      <text:p text:style-name="P3">10.17.33 JOB <text:s/>158 <text:s/>$HASP395 PASCALNI ENDED</text:p>
      <text:p text:style-name="P3"/>
      <text:p text:style-name="P26"><text:span text:style-name="T3"/></text:p>
      <text:p text:style-name="P26"><text:span text:style-name="T3">A</text:span><text:span text:style-name="T1">fter this final installation step, the load libraries PASCALN.COMPILER.LOAD and PASCALN.RUNTIME.LOAD should contain the executable modules (PASCALN.COMPILER.LOAD: the two compiler passes PASCAL1 and PASCAL2 and PASCALN.RUNTIME.LOAD: 5 executable objects, which are linked to the applications as needed). </text:span></text:p>
      <text:p text:style-name="P26"><text:span text:style-name="T1"/></text:p>
      <text:p text:style-name="P26"><text:span text:style-name="T1"/></text:p>
      <text:p text:style-name="P26"><text:span text:style-name="T11">Step </text:span><text:span text:style-name="T10">11</text:span><text:span text:style-name="T11">: </text:span><text:span text:style-name="T10">Copying Compiler procedures to SYS2.PROCLIB</text:span></text:p>
      <text:p text:style-name="P27"><text:span text:style-name="T10"><text:line-break/></text:span><text:span text:style-name="T25">There are four JCL procedures to support the work with Stanford Pascal: </text:span></text:p>
      <text:list xml:id="list754828962" text:style-name="L4">
        <text:list-item>
          <text:p text:style-name="P28"><text:span text:style-name="T28">PASNC</text:span><text:span text:style-name="T25"> (compile </text:span><text:span text:style-name="T26">and create FB 80 </text:span><text:span text:style-name="T27">object</text:span><text:span text:style-name="T26"> file in TEXT dataset)</text:span><text:span text:style-name="T25">,</text:span></text:p>
        </text:list-item>
        <text:list-item>
          <text:p text:style-name="P28"><text:span text:style-name="T28">PASNCG</text:span><text:span text:style-name="T25"> (compile and go, </text:span><text:span text:style-name="T27">doesn‘t create any objects)</text:span><text:span text:style-name="T25">, </text:span></text:p>
        </text:list-item>
        <text:list-item>
          <text:p text:style-name="P28"><text:span text:style-name="T28">PASNCL</text:span><text:span text:style-name="T25"> (compile and link, creates </text:span><text:span text:style-name="T26">load module in LOAD </text:span><text:span text:style-name="T25">dataset), </text:span></text:p>
        </text:list-item>
        <text:list-item>
          <text:p text:style-name="P29"><text:span text:style-name="T28">PASNCLG</text:span><text:span text:style-name="T25"> (compile, link and go, creates </text:span><text:span text:style-name="T26">load module in LOAD </text:span><text:span text:style-name="T25">dataset). </text:span></text:p>
        </text:list-item>
      </text:list>
      <text:p text:style-name="P30"><text:span text:style-name="T25">These four procedures are distributed in file </text:span><text:span text:style-name="T28">PASCALN.COMPILER.PROCLIB</text:span><text:span text:style-name="T25">. </text:span></text:p>
      <text:p text:style-name="P35"><text:span text:style-name="T4"/></text:p>
      <text:p text:style-name="P36"><text:span text:style-name="T4">I </text:span><text:span text:style-name="T1">strongly suggest that you copy these four members to </text:span><text:span text:style-name="T19">SYS2.PROCLIB</text:span><text:span text:style-name="T1">, so that <text:line-break/>you can call them from everywhere. </text:span></text:p>
      <text:p text:style-name="P46"><text:span text:style-name="T11">Step </text:span><text:span text:style-name="T14">1</text:span><text:span text:style-name="T16">2</text:span><text:span text:style-name="T11">: </text:span><text:span text:style-name="T16">Verifying the Pascal compiler installation</text:span></text:p>
      <text:p text:style-name="P25"><text:span text:style-name="T1"/></text:p>
      <text:p text:style-name="P27"><text:span text:style-name="T25">T</text:span><text:span text:style-name="T26">o verify the installation, I suggest that you run some example programs, using the sample jobs on </text:span><text:span text:style-name="T29">PASCALN.TESTPGM.CNTL.</text:span></text:p>
      <text:p text:style-name="P27"><text:span text:style-name="T29"/></text:p>
      <text:p text:style-name="P33"><text:span text:style-name="T24">For example: </text:span></text:p>
      <text:p text:style-name="P33"><text:span text:style-name="T24"/></text:p>
      <text:p text:style-name="P33"><text:span text:style-name="T24">- PRIMZERL: computes a large table of primes and does some prime factor computations using this table</text:span></text:p>
      <text:p text:style-name="P33"><text:span text:style-name="T24"/></text:p>
      <text:p text:style-name="P33"><text:span text:style-name="T24">- FIBOK: computes some Fibonacci numbers using a very expensive recursive algorithm</text:span></text:p>
      <text:p text:style-name="P33"><text:span text:style-name="T24"/></text:p>
      <text:p text:style-name="P33"><text:span text:style-name="T24">- FIBDEMO: the same as FIBOK, but ends with ABEND 1002 due to a logic error (and shows the PASSNAP features, a language specific abend handler) </text:span></text:p>
      <text:p text:style-name="P33"><text:span text:style-name="T24"/></text:p>
      <text:p text:style-name="P33"><text:span text:style-name="T24">- TESTPAS: old sample program from the 1979 Stanford installation (still working) </text:span></text:p>
      <text:p text:style-name="P33"><text:span text:style-name="T24"/></text:p>
      <text:p text:style-name="P34"><text:span text:style-name="T24">You could also try the Pascal source code formatter PASFORM: <text:s/></text:span></text:p>
      <text:p text:style-name="P34"><text:span text:style-name="T24"/></text:p>
      <text:p text:style-name="P34"><text:span text:style-name="T24">use PASFORM on PASCALN.COMPILER.CNTL to compile it and PASFORM on PASCALN.TESTPGM.CNTL to run it on the first pass of the compiler (output goes to PASCALN.TESTPGM.PAS). </text:span></text:p>
      <text:p text:style-name="P34"><text:span text:style-name="T24"/></text:p>
      <text:p text:style-name="P34"><text:span text:style-name="T24">Have fun with this new version of the Stanford Pascal compiler; <text:line-break/>please send comments and suggestions to </text:span></text:p>
      <text:p text:style-name="P34"><text:a xlink:type="simple" xlink:href="mailto:berndoppolzer@yahoo.com" text:style-name="Internet_20_link" text:visited-style-name="Visited_20_Internet_20_Link"><text:span text:style-name="T24">berndoppolzer@yahoo.com</text:span></text:a></text:p>
      <text:p text:style-name="P34"><text:span text:style-name="T24">or </text:span></text:p>
      <text:p text:style-name="P34"><text:a xlink:type="simple" xlink:href="mailto:bernd.oppolzer@t-online.de" text:style-name="Internet_20_link" text:visited-style-name="Visited_20_Internet_20_Link"><text:span text:style-name="T24">bernd.oppolzer@t-online.de</text:span></text:a></text:p>
      <text:p text:style-name="P34"><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Source Code Pro" svg:font-family="'Source Code Pro'"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 style:family="paragraph" style:parent-style-name="Caption" style:default-outline-level="" style:class="extra">
      <style:paragraph-properties fo:text-align="start" style:justify-single-word="false" fo:orphans="2" fo:widows="2" style:writing-mode="lr-tb"/>
      <style:text-properties fo:color="#000000" style:font-name="Arial1" fo:font-family="Arial" style:font-family-generic="roman" style:font-pitch="variable" fo:font-size="12pt" style:font-name-asian="Courier New2" style:font-family-asian="'Courier New'" style:font-family-generic-asian="system" style:font-pitch-asian="variable" style:font-size-asian="12pt"/>
    </style:style>
    <style:style style:name="Text_20_Abstand" style:display-name="Text Abstand" style:family="paragraph" style:default-outline-level="">
      <style:paragraph-properties fo:margin-top="0cm" fo:margin-bottom="0.489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Courier New2" style:font-family-asian="'Courier New'" style:font-family-generic-asian="system" style:font-pitch-asian="variable" style:font-size-asian="12pt"/>
    </style:style>
    <style:style style:name="Markierung" style:family="paragraph" style:default-outline-level="">
      <style:paragraph-properties fo:margin-left="0.508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2" style:font-family-asian="'Courier New'" style:font-family-generic-asian="system" style:font-pitch-asian="variable" style:font-size-asian="12pt"/>
    </style:style>
    <style:style style:name="Markierung_20_1" style:display-name="Markierung 1" style:family="paragraph" style:default-outline-level="">
      <style:paragraph-properties fo:margin-left="1.016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2" style:font-family-asian="'Courier New'" style:font-family-generic-asian="system" style:font-pitch-asian="variable" style:font-size-asian="12pt"/>
    </style:style>
    <style:style style:name="Nr._20_Liste" style:display-name="Nr. Liste" style:family="paragraph" style:default-outline-level="">
      <style:paragraph-properties fo:margin-left="1.27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2" style:font-family-asian="'Courier New'" style:font-family-generic-asian="system" style:font-pitch-asian="variable" style:font-size-asian="12pt"/>
    </style:style>
    <style:style style:name="Unter_20_Titel" style:display-name="Unter Titel" style:family="paragraph" style:default-outline-level="">
      <style:paragraph-properties fo:margin-top="0.127cm" fo:margin-bottom="0.127cm" loext:contextual-spacing="false" fo:text-align="start" style:justify-single-word="false" fo:orphans="2" fo:widows="2" style:writing-mode="lr-tb"/>
      <style:text-properties fo:color="#000000" style:font-name="Times New Roman" fo:font-family="'Times New Roman'" style:font-family-generic="roman" style:font-pitch="variable" fo:font-size="10pt" fo:font-style="italic" fo:font-weight="bold" style:font-name-asian="Courier New2" style:font-family-asian="'Courier New'" style:font-family-generic-asian="system" style:font-pitch-asian="variable" style:font-size-asian="10pt" style:font-style-asian="italic" style:font-weight-asian="bold"/>
    </style:style>
    <style:style style:name="Title" style:family="paragraph" style:parent-style-name="Heading" style:default-outline-level="" style:class="chapter">
      <style:paragraph-properties fo:margin-top="0.254cm" fo:margin-bottom="0.127cm" loext:contextual-spacing="false" fo:text-align="center" style:justify-single-word="false" fo:keep-together="always" fo:orphans="2" fo:widows="2" fo:keep-with-next="always" style:writing-mode="lr-tb"/>
      <style:text-properties fo:color="#000000" style:font-name="Arial" fo:font-family="Arial" style:font-family-generic="swiss" style:font-pitch="variable" fo:font-size="18pt" fo:font-weight="bold" style:font-name-asian="Courier New2" style:font-family-asian="'Courier New'" style:font-family-generic-asian="system" style:font-pitch-asian="variable" style:font-size-asian="18pt" style:font-weight-asian="bold"/>
    </style:style>
    <style:style style:name="Header" style:family="paragraph" style:parent-style-name="Standard" style:class="extra"/>
    <style:style style:name="Source_20_Code" style:display-name="Source Code" style:family="paragraph" style:parent-style-name="Text">
      <style:paragraph-properties fo:margin-top="0.101cm" fo:margin-bottom="0cm" loext:contextual-spacing="false" style:writing-mode="lr-tb"/>
      <style:text-properties fo:color="#000000" style:font-name="Arial1" fo:font-family="Arial" style:font-family-generic="roman" style:font-pitch="variable" fo:font-style="normal" officeooo:rsid="0035c45c"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
      <style:text-properties fo:color="#000000" style:font-name="Arial1" fo:font-style="normal" officeooo:rsid="00189be1" officeooo:paragraph-rsid="00189be1" style:font-style-asian="normal" style:font-style-complex="normal"/>
    </style:style>
    <style:page-layout style:name="Mpm1">
      <style:page-layout-properties fo:page-width="21.001cm" fo:page-height="29.7cm" style:num-format="1" style:print-orientation="portrait" fo:margin-top="0.801cm" fo:margin-bottom="1.339cm" fo:margin-left="2.54cm" fo:margin-right="2.54cm" style:writing-mode="lr-tb" style:layout-grid-color="#c0c0c0" style:layout-grid-lines="2702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8T10:54:08.640000000</dc:date>
    <meta:editing-duration>PT1H42M27S</meta:editing-duration>
    <meta:editing-cycles>15</meta:editing-cycles>
    <meta:generator>LibreOffice/5.3.7.2$Windows_x86 LibreOffice_project/6b8ed514a9f8b44d37a1b96673cbbdd077e24059</meta:generator>
    <meta:print-date>2016-04-23T14:41:49.132000000</meta:print-date>
    <meta:document-statistic meta:table-count="0" meta:image-count="0" meta:object-count="0" meta:page-count="8" meta:paragraph-count="148" meta:word-count="1954" meta:character-count="13002" meta:non-whitespace-character-count="10212"/>
  </office:meta>
</office:document-meta>
</file>